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CMTT10" svg:font-family="CMTT10"/>
    <style:font-face style:name="LASY10" svg:font-family="LASY10"/>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2.75cm" style:rel-column-width="10922*"/>
    </style:style>
    <style:style style:name="Tabla1.F" style:family="table-column">
      <style:table-column-properties style:column-width="2.752cm" style:rel-column-width="10925*"/>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2" style:family="paragraph" style:parent-style-name="UBUcuerpoTrabajo">
      <style:text-properties style:text-underline-style="solid" style:text-underline-width="auto" style:text-underline-color="font-color"/>
    </style:style>
    <style:style style:name="P3" style:family="paragraph" style:parent-style-name="UBUcuerpoTrabajo">
      <style:paragraph-properties fo:margin-left="0cm" fo:margin-right="0cm" fo:text-indent="0cm" style:auto-text-indent="false"/>
    </style:style>
    <style:style style:name="P4" style:family="paragraph" style:parent-style-name="Table_20_Contents">
      <style:text-properties style:font-name="Liberation Serif1" style:font-size-asian="10.5pt"/>
    </style:style>
    <style:style style:name="P5" style:family="paragraph" style:parent-style-name="Heading_20_1">
      <style:paragraph-properties fo:margin-left="0.75cm" fo:margin-right="0cm" fo:margin-top="0.801cm" fo:margin-bottom="0.199cm" fo:text-indent="-0.25cm" style:auto-text-indent="false">
        <style:tab-stops/>
      </style:paragraph-properties>
      <style:text-properties fo:font-variant="small-caps" style:font-name="Arial" fo:font-size="16pt" style:font-size-asian="16pt" style:font-size-complex="16pt"/>
    </style:style>
    <style:style style:name="P6" style:family="paragraph" style:parent-style-name="UBUcuerpoTrabajo" style:list-style-name="L1"/>
    <style:style style:name="P7" style:family="paragraph" style:parent-style-name="UBUcuerpoTrabajo" style:list-style-name="L2"/>
    <style:style style:name="P8" style:family="paragraph" style:parent-style-name="UBUcuerpoTrabajo" style:list-style-name="L3"/>
    <style:style style:name="P9" style:family="paragraph" style:parent-style-name="UBUcuerpoTrabajo" style:list-style-name="L4"/>
    <style:style style:name="P10" style:family="paragraph" style:parent-style-name="UBUcuerpoTrabajo" style:list-style-name="L5"/>
    <style:style style:name="P11" style:family="paragraph" style:parent-style-name="UBUcuerpoTrabajo" style:list-style-name="L6"/>
    <style:style style:name="P12" style:family="paragraph" style:parent-style-name="UBUcuerpoTrabajo" style:list-style-name="L7"/>
    <style:style style:name="P13" style:family="paragraph" style:parent-style-name="UBUcuerpoTrabajo" style:list-style-name="L8"/>
    <style:style style:name="P14" style:family="paragraph" style:parent-style-name="UBUcuerpoTrabajo">
      <style:text-properties style:text-underline-style="solid" style:text-underline-width="auto" style:text-underline-color="font-color"/>
    </style:style>
    <style:style style:name="P15" style:family="paragraph" style:parent-style-name="UBUcuerpoTrabajo" style:list-style-name="L9"/>
    <style:style style:name="P16" style:family="paragraph" style:parent-style-name="UBUcuerpoTrabajo" style:list-style-name="L10"/>
    <style:style style:name="P17" style:family="paragraph" style:parent-style-name="UBUcuerpoTrabajo" style:list-style-name="L11"/>
    <style:style style:name="P18" style:family="paragraph" style:parent-style-name="UBUcuerpoTrabajo" style:list-style-name="L12"/>
    <style:style style:name="P19" style:family="paragraph" style:parent-style-name="UBUcuerpoTrabajo" style:list-style-name="L13"/>
    <style:style style:name="P20" style:family="paragraph" style:parent-style-name="UBUcuerpoTrabajo" style:list-style-name="L14"/>
    <style:style style:name="P21" style:family="paragraph" style:parent-style-name="UBUcuerpoTrabajo" style:list-style-name="L15"/>
    <style:style style:name="P22" style:family="paragraph" style:parent-style-name="UBUcuerpoTrabajo" style:list-style-name="L16"/>
    <style:style style:name="P23" style:family="paragraph" style:parent-style-name="UBUcuerpoTrabajo" style:list-style-name="L17"/>
    <style:style style:name="P24" style:family="paragraph" style:parent-style-name="UBUcuerpoTrabajo" style:list-style-name="L18"/>
    <style:style style:name="P25" style:family="paragraph" style:parent-style-name="UBUcuerpoTrabajo" style:list-style-name="L19"/>
    <style:style style:name="P26" style:family="paragraph" style:parent-style-name="UBUcuerpoTrabajo" style:list-style-name="L20"/>
    <style:style style:name="P27" style:family="paragraph" style:parent-style-name="UBUcuerpoTrabajo" style:list-style-name="L21"/>
    <style:style style:name="P28" style:family="paragraph" style:parent-style-name="UBUcuerpoTrabajo" style:list-style-name="L22"/>
    <style:style style:name="P29" style:family="paragraph" style:parent-style-name="UBUcuerpoTrabajo" style:list-style-name="L23"/>
    <style:style style:name="P30" style:family="paragraph" style:parent-style-name="UBUcuerpoTrabajo" style:list-style-name="L24"/>
    <style:style style:name="P31" style:family="paragraph" style:parent-style-name="UBUcuerpoTrabajo" style:list-style-name="L25"/>
    <style:style style:name="P32" style:family="paragraph" style:parent-style-name="UBUcuerpoTrabajo" style:list-style-name="L26"/>
    <style:style style:name="P33" style:family="paragraph" style:parent-style-name="UBUcuerpoTrabajo" style:list-style-name="L27"/>
    <style:style style:name="P34" style:family="paragraph" style:parent-style-name="UBUcuerpoTrabajo" style:list-style-name="L28"/>
    <style:style style:name="P35" style:family="paragraph" style:parent-style-name="UBUcuerpoTrabajo" style:list-style-name="L29"/>
    <style:style style:name="P36" style:family="paragraph" style:parent-style-name="UBUcuerpoTrabajo" style:list-style-name="L30"/>
    <style:style style:name="P37" style:family="paragraph" style:parent-style-name="UBUcuerpoTrabajo" style:list-style-name="L31">
      <style:text-properties style:font-name="Liberation Serif" fo:font-size="12pt" style:font-size-asian="12pt" style:font-size-complex="12pt"/>
    </style:style>
    <style:style style:name="P38" style:family="paragraph" style:parent-style-name="UBUcuerpoTrabajo" style:list-style-name="L32"/>
    <style:style style:name="P39" style:family="paragraph" style:parent-style-name="UBUcuerpoTrabajo" style:list-style-name="L33"/>
    <style:style style:name="P40" style:family="paragraph" style:parent-style-name="UBUcuerpoTrabajo" style:list-style-name="L34"/>
    <style:style style:name="P41" style:family="paragraph" style:parent-style-name="UBUcuerpoTrabajo" style:list-style-name="L35"/>
    <style:style style:name="P42" style:family="paragraph" style:parent-style-name="UBUcuerpoTrabajo" style:list-style-name="L36"/>
    <style:style style:name="P43" style:family="paragraph" style:parent-style-name="UBUcuerpoTrabajo" style:list-style-name="L37"/>
    <style:style style:name="P44" style:family="paragraph" style:parent-style-name="UBUcuerpoTrabajo" style:list-style-name="L38"/>
    <style:style style:name="P45" style:family="paragraph" style:parent-style-name="UBUcuerpoTrabajo" style:list-style-name="L39"/>
    <style:style style:name="P46" style:family="paragraph" style:parent-style-name="UBUcuerpoTrabajo" style:list-style-name="L40"/>
    <style:style style:name="P47" style:family="paragraph" style:parent-style-name="UBUcuerpoTrabajo" style:list-style-name="L41"/>
    <style:style style:name="P48" style:family="paragraph" style:parent-style-name="UBUcuerpoTrabajo" style:list-style-name="L42"/>
    <style:style style:name="P49" style:family="paragraph" style:parent-style-name="UBUcuerpoTrabajo" style:list-style-name="L43"/>
    <style:style style:name="P50" style:family="paragraph" style:parent-style-name="UBUcuerpoTrabajo" style:list-style-name="L44"/>
    <style:style style:name="P51" style:family="paragraph" style:parent-style-name="UBUcuerpoTrabajo" style:list-style-name="L45"/>
    <style:style style:name="P52" style:family="paragraph" style:parent-style-name="UBUcuerpoTrabajo" style:list-style-name="L46"/>
    <style:style style:name="P53" style:family="paragraph" style:parent-style-name="UBUcuerpoTrabajo" style:list-style-name="L47"/>
    <style:style style:name="P54" style:family="paragraph" style:parent-style-name="UBUcuerpoTrabajo" style:list-style-name="L48"/>
    <style:style style:name="P55" style:family="paragraph" style:parent-style-name="UBUcuerpoTrabajo" style:list-style-name="L4">
      <style:paragraph-properties fo:margin-left="0cm" fo:margin-right="0cm" fo:text-indent="0cm" style:auto-text-indent="false"/>
    </style:style>
    <style:style style:name="P56" style:family="paragraph" style:parent-style-name="UBUcuerpoTrabajo" style:list-style-name="L8">
      <style:paragraph-properties fo:margin-left="0cm" fo:margin-right="0cm" fo:text-indent="0cm" style:auto-text-indent="false"/>
    </style:style>
    <style:style style:name="T1" style:family="text">
      <style:text-properties style:font-name="CMR10" fo:font-size="11pt" style:font-name-asian="CMR10" style:font-size-asian="11pt" style:font-name-complex="CMR10" style:font-size-complex="11pt"/>
    </style:style>
    <style:style style:name="T2" style:family="text">
      <style:text-properties style:font-name="CMTT10" fo:font-size="11pt" style:font-name-asian="CMTT10" style:font-size-asian="11pt" style:font-name-complex="CMTT10" style:font-size-complex="11pt"/>
    </style:style>
    <style:style style:name="T3" style:family="text">
      <style:text-properties style:font-name="CMTT10" style:font-name-asian="CMTT10" style:font-name-complex="CMTT10"/>
    </style:style>
    <style:style style:name="T4" style:family="text">
      <style:text-properties style:font-name="LASY10" style:font-name-asian="LASY10" style:font-name-complex="LASY10"/>
    </style:style>
    <style:style style:name="T5" style:family="text">
      <style:text-properties style:font-name="Liberation Serif" fo:font-size="12pt" style:font-name-asian="CMR10" style:font-size-asian="12pt" style:font-name-complex="CMR10" style:font-size-complex="12pt"/>
    </style:style>
    <style:style style:name="T6" style:family="text">
      <style:text-properties style:font-name="Liberation Serif" fo:font-size="12pt" style:font-name-asian="CMTT10" style:font-size-asian="12pt" style:font-name-complex="CMTT10" style:font-size-complex="12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fo:font-weight="normal" style:font-name-asian="CMR10" style:font-size-asian="12pt" style:font-weight-asian="normal" style:font-name-complex="CMR10"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écnicas y herramientas</text:h>
      <text:p text:style-name="UBUcuerpoTrabajo">En esta sección vamos a hablar de las distintas técnicas y herramientas que hemos usado y analizado, mostrando las razones que nos han influenciado en tomar la decisión de usarlo. Dada la gran cantidad de herramientas y técnicas para resolver los subproblemas de nuestro proyecto, hemos ido escogiendo varias de las herramientas disponibles y hemos cogido lo que mejor se ajustaba a nosotros. También trataremos los lenguajes usados.</text:p>
      <text:p text:style-name="UBUcuerpoTrabajo">Generalmente hemos optado por las opciones de programas vistos en la carrera, pero en algún caso la elección ha sido difícil, y hemos decidido por pequeños detalles.</text:p>
      <text:h text:style-name="Heading_20_2" text:outline-level="2">SDF</text:h>
      <text:p text:style-name="UBUcuerpoTrabajo">Es un formato XML que describe objetos y entornos para simuladores de robots, visualización y control. Originalmente desarrollado como parte del simulador de robot Gazebo. A lo largo de los años, SDF se ha convertido en un formato estable, robusto y extensible capaz de describir todos los aspectos de robots, objetos estáticos y dinámicos, iluminación, terreno e incluso física.</text:p>
      <text:p text:style-name="UBUcuerpoTrabajo"><text:bookmark text:name="tw-target-text"/>Además de los atributos cinemáticos y dinámicos, se pueden definir sensores, propiedades superficiales, texturas, fricción de las articulaciones y muchas más propiedades para un robot. Estas características le permiten usar SDF para simulación, visualización, planificación de movimiento y control de robot.</text:p>
      <text:p text:style-name="UBUcuerpoTrabajo">Nosotros lo usaremos como lenguaje para desarrollar nuestros robots, o para modificar los creados ya en Gazebo.<text:bibliography-mark text:identifier="SDF" text:bibliography-type="manual" text:title="API SDF" text:year="14 de marzo del 2017, 10:03 UTC" text:url="http://sdformat.org/">[SDF]</text:bibliography-mark></text:p>
      <text:h text:style-name="Heading_20_2" text:outline-level="2">Gestor de tareas</text:h>
      <text:h text:style-name="Heading_20_3" text:outline-level="3">Trello</text:h>
      <text:p text:style-name="UBUcuerpoTrabajo">Es un software de administración de proyectos con interfaz web, en la cual podemos organizar nuestros proyectos de forma fácil e intuitiva desde cualquier equipo en el que introduzcamos nuestra cuenta, nuestra información se guarda en la nube, por lo que podemos acceder desde cualquier equipo con Internet.</text:p>
      <text:p text:style-name="P2">Ventajas:</text:p>
      <text:list xml:id="list205511162338087254" text:style-name="L1">
        <text:list-item>
          <text:p text:style-name="P6">Como principal punto a favor diré que su curva de aprendizaje es corta, por lo que es fácil aprender a manejarse, además hemos tenido asignaturas en la carrera en las cuales hemos precisado de su uso</text:p>
        </text:list-item>
      </text:list>
      <text:p text:style-name="P2">Desventajas:</text:p>
      <text:list xml:id="list3499225148061814157" text:style-name="L2">
        <text:list-item>
          <text:p text:style-name="P7">La principal desventaja por lo cual lo descartaremos es que no viene adjunto a nuestro repositorio, por lo que buscaremos otra solución que implemente esto.<text:bibliography-mark text:identifier="Trello" text:bibliography-type="www" text:author="Fernando Siles" text:publisher="Genbetadev" text:title="ZenHub.io, vitaminas para tu GitHub" text:year="30 de mayo del 2017, 10:53 UTC" text:url="https://www.genbetadev.com/herramientas/zunhub-io-vitaminas-para-tu-github">[Trello]</text:bibliography-mark></text:p>
        </text:list-item>
      </text:list>
      <text:p text:style-name="UBUcuerpoTrabajo"><text:span text:style-name="T1">Podemos acceder a el a través del siguiente enlace: </text:span><text:a xlink:type="simple" xlink:href="https://trello.com/" text:style-name="Internet_20_link" text:visited-style-name="Visited_20_Internet_20_Link"><text:span text:style-name="T2">https://trello.com/</text:span></text:a></text:p>
      <text:h text:style-name="Heading_20_3" text:outline-level="3">Wunderlist</text:h>
      <text:p text:style-name="UBUcuerpoTrabajo">Es una aplicación multiplataforma en el cual podemos gestionar todas las tareas de nuestros proyectos, cada tarea permite añadir un recordatorio, agregar subtareas, notas, o añadir comentarios para un trabajo corporativo.</text:p>
      <text:p text:style-name="UBUcuerpoTrabajo"/>
      <text:p text:style-name="P2"><text:soft-page-break/>Ventajas:</text:p>
      <text:list xml:id="list7305976557680052461" text:style-name="L3">
        <text:list-item>
          <text:p text:style-name="P8">La versión gratuita es muy completa y su manejo muy sencillo e intuitivo.</text:p>
        </text:list-item>
        <text:list-item>
          <text:p text:style-name="P8">Tiene muchas funciones pero a su vez cuentan con una buena usabilidad.</text:p>
        </text:list-item>
      </text:list>
      <text:p text:style-name="P2">Desventajas:</text:p>
      <text:list xml:id="list7793534513969598835" text:style-name="L4">
        <text:list-item>
          <text:p text:style-name="P9">Su interfaz es un poco antigua, y necesitaría una actualización.<text:bibliography-mark text:identifier="Wunderlist" text:bibliography-type="www" text:author="Miriam Schuager" text:publisher="wwwhatsnew" text:title="Wunderlist estrena diseño y nuevas características en su versión web" text:url="https://wwwhatsnew.com/2015/08/14/wunderlist-estrena-nuevo-diseno-en-su-version-web/">[Wunderlist]</text:bibliography-mark></text:p>
          <text:list>
            <text:list-item>
              <text:list>
                <text:list-item>
                  <text:list>
                    <text:list-header>
                      <text:p text:style-name="P55"><text:span text:style-name="T5">Podemos acceder a el a través del siguiente enlace: </text:span><text:a xlink:type="simple" xlink:href="https://www.wunderlist.com/es/" text:style-name="Internet_20_link" text:visited-style-name="Visited_20_Internet_20_Link"><text:span text:style-name="T6">https://www.wunderlist.com/es/</text:span></text:a></text:p>
                    </text:list-header>
                  </text:list>
                </text:list-item>
              </text:list>
            </text:list-item>
          </text:list>
        </text:list-item>
      </text:list>
      <text:h text:style-name="Heading_20_3" text:outline-level="3">ZenHub</text:h>
      <text:p text:style-name="UBUcuerpoTrabajo">Es una herramienta que trabaja con tablones dinámicos, de la misma manera que lo hace trello (tablones Kanban), permite la subida de ficheros, y se puede incluir en nuestro repositorio Github.</text:p>
      <text:p text:style-name="P2">Ventajas:</text:p>
      <text:list xml:id="list1312714775849039655" text:style-name="L5">
        <text:list-item>
          <text:p text:style-name="P10">Su principal ventaja es poder integrarlo en github, por lo que podremos trabajar en una sola aplicación.</text:p>
        </text:list-item>
        <text:list-item>
          <text:p text:style-name="P10">Esta ha sido la razón principal por la que he elegido este método.</text:p>
        </text:list-item>
      </text:list>
      <text:p text:style-name="P2">Desventajas:</text:p>
      <text:list xml:id="list4294154322353435125" text:style-name="L6">
        <text:list-item>
          <text:p text:style-name="P11">No podremos añadir código pero tampoco es algo irremediable, ya que justo en el repositorio donde se integra la herramienta podemos visualizar dicho código.<text:bibliography-mark text:identifier="Zenhub" text:bibliography-type="www" text:author="Juan Diego Polo" text:publisher="wwwhatsnew" text:title="zenhub, plataforma de gestión de proyectos integrada en Github, ahora gratis para estudiantes" text:url="https://wwwhatsnew.com/2015/09/24/zenhub-plataforma-de-gestion-de-proyectos-integrada-en-github-ahora-gratis-para-estudiantes/">[Zenhub]</text:bibliography-mark></text:p>
        </text:list-item>
      </text:list>
      <text:p text:style-name="UBUcuerpoTrabajo"><text:span text:style-name="T5">Podemos acceder a el a través del siguiente enlace: </text:span><text:a xlink:type="simple" xlink:href="https://www.zenhub.com/" text:style-name="Internet_20_link" text:visited-style-name="Visited_20_Internet_20_Link"><text:span text:style-name="T6">https://www.zenhub.com/</text:span></text:a></text:p>
      <text:h text:style-name="Heading_20_2" text:outline-level="2">Gestores de versiones</text:h>
      <text:h text:style-name="Heading_20_3" text:outline-level="3">GitHub</text:h>
      <text:p text:style-name="UBUcuerpoTrabajo">Es un repositorio de versiones donde vamos fijando nuevos issues(tareas a realizar) dentro de un milestone (tarea global a realizar) el código queda organizado en versiones, cada vez que hacemos un commit se actualizaran, y los elementos que modificados aparecen como tal. </text:p>
      <text:p text:style-name="P2">Ventajas:</text:p>
      <text:list xml:id="list2753160037258299647" text:style-name="L7">
        <text:list-item>
          <text:p text:style-name="P12">Es de los repositorios mas usados y esta basado en Git.</text:p>
        </text:list-item>
        <text:list-item>
          <text:p text:style-name="P12">Muy útil para el seguimiento de proyectos, cualquiera que vea tu proyecto puede proponerte alternativas o nuevas soluciones.</text:p>
        </text:list-item>
        <text:list-item>
          <text:p text:style-name="P12">Hemos visto GitHub a lo largo de la carrera,por lo que facilita su manejo, es por eso que hemos elegido este.</text:p>
        </text:list-item>
      </text:list>
      <text:p text:style-name="P2">Desventajas:</text:p>
      <text:list xml:id="list8803425356411720151" text:style-name="L8">
        <text:list-item>
          <text:p text:style-name="P13">Problemas cuando quieres actualizar más de 100 archivos desde la interfaz a veces da fallo.<text:bibliography-mark text:identifier="GitHub" text:bibliography-type="www" text:author="colaboradores de Wikipedia" text:publisher="Wikipedia, La enciclopedia libre" text:title="GitHub" text:year="30 de junio del 2017, 11:44 UTC" text:url="https://es.wikipedia.org/w/index.php?title=GitHub&amp;oldid=98817555">[GitHub]</text:bibliography-mark></text:p>
        </text:list-item>
      </text:list>
      <text:p text:style-name="UBUcuerpoTrabajo">Podemos <text:span text:style-name="T5">acceder a el a través del siguiente enlace: </text:span><text:a xlink:type="simple" xlink:href="https://github.com/" text:style-name="Internet_20_link" text:visited-style-name="Visited_20_Internet_20_Link"><text:span text:style-name="T6">https://github.com/</text:span></text:a></text:p>
      <text:list xml:id="list32368176" text:continue-numbering="true" text:style-name="L8">
        <text:list-header>
          <text:p text:style-name="P56"><text:span text:style-name="T6"/></text:p>
        </text:list-header>
      </text:list>
      <text:h text:style-name="Heading_20_3" text:outline-level="3"><text:s/>GitKraken</text:h>
      <text:p text:style-name="UBUcuerpoTrabajo">Es un repositorio que funciona también con Git, su versión gratuita es bastante completa, tiene una interfaz muy vistosa y su manejo es rápido e intuitivo.</text:p>
      <text:p text:style-name="P2"><text:soft-page-break/>Ventajas:</text:p>
      <text:list xml:id="list318616391501595635" text:style-name="L9">
        <text:list-item>
          <text:p text:style-name="P15">Tiene un práctico botón con para deshacer operaciones, se pueden revisar errores al momento, lo que hace más fluido el trabajo.</text:p>
        </text:list-item>
        <text:list-item>
          <text:p text:style-name="P15">Es un repositorio muy usado y que esta basado en Git que es casi la referencia en este tipo de proyectos.</text:p>
        </text:list-item>
      </text:list>
      <text:p text:style-name="P2">Desventajas:</text:p>
      <text:list xml:id="list6633825190939521753" text:style-name="L10">
        <text:list-item>
          <text:p text:style-name="P16">No se puede incluir mas de veinte personas en los proyectos gratuitos.<text:bibliography-mark text:identifier="GitKraken" text:bibliography-type="www" text:author="Enric Florit" text:publisher="EnricFlorit" text:title="GitKraken, un nuevo cliente de git multiplataforma y gratuito" text:year="30 de abril del 2017, 11:48 UTC" text:url="http://www.enricflorit.com/gitkraken-un-nuevo-cliente-de-git-multiplataforma-y-gratuito/">[GitKraken]</text:bibliography-mark></text:p>
        </text:list-item>
      </text:list>
      <text:p text:style-name="UBUcuerpoTrabajo"><text:span text:style-name="T5">Podemos acceder a el a través del siguiente enlace: </text:span><text:a xlink:type="simple" xlink:href="https://www.gitkraken.com/" text:style-name="Internet_20_link" text:visited-style-name="Visited_20_Internet_20_Link"><text:span text:style-name="T6">https://www.gitkraken.com/</text:span></text:a></text:p>
      <text:h text:style-name="Heading_20_2" text:outline-level="2">Maquina virtual</text:h>
      <text:h text:style-name="Heading_20_3" text:outline-level="3">VirtualBox</text:h>
      <text:p text:style-name="UBUcuerpoTrabajo">Es una herramienta de virtualización donde podemos crear maquinas virtuales donde instalamos el sistema operativo invitado dentro del sistema operativo de nuestro equipo.</text:p>
      <text:p text:style-name="UBUcuerpoTrabajo">Tiene un manejo fácil y nos permite modificar las características de nuestra maquina virtual después de ser creada.</text:p>
      <text:p text:style-name="P2">Ventajas:</text:p>
      <text:list xml:id="list1375715524894168833" text:style-name="L11">
        <text:list-item>
          <text:p text:style-name="P17">Es propiedad de la empresa Oracle, pero de código abierto, por lo que es gratuita.</text:p>
        </text:list-item>
        <text:list-item>
          <text:p text:style-name="P17">La hemos usado durante la carrera en numerosas asignaturas.</text:p>
        </text:list-item>
      </text:list>
      <text:p text:style-name="P2">Desventajas:</text:p>
      <text:list xml:id="list8321821492159698303" text:style-name="L12">
        <text:list-item>
          <text:p text:style-name="P18">Bastante lenta en ejecución.<text:bibliography-mark text:identifier="virtual box" text:bibliography-type="custom1" text:author="colaboradores de Wikipedia" text:publisher="Wikipedia, La enciclopedia libre" text:title="VirtualBox" text:year="3 de febrero del 2017, 12:06 UTC" text:url="https://es.wikipedia.org/w/index.php?title=VirtualBox&amp;oldid=100088197">[virtual box]</text:bibliography-mark></text:p>
        </text:list-item>
      </text:list>
      <text:p text:style-name="UBUcuerpoTrabajo">Podemos acceder a el a través del siguiente enlace: <text:a xlink:type="simple" xlink:href="https://www.virtualbox.org/" text:style-name="Internet_20_link" text:visited-style-name="Visited_20_Internet_20_Link">https://www.virtualbox.org/</text:a></text:p>
      <text:h text:style-name="Heading_20_3" text:outline-level="3">VMWare</text:h>
      <text:p text:style-name="UBUcuerpoTrabajo">Es una herramienta de virtualización propiedad de Dell pero cuenta con una versión gratuita con una serie de limitaciones, su principal característica es que sus instrucciones se ejecutan sobre el hardware físico, mientras que otras lo hacen mediante la llamada al sistema operativo anfitrión.</text:p>
      <text:p text:style-name="P2">Ventajas:</text:p>
      <text:list xml:id="list811557671170427099" text:style-name="L13">
        <text:list-item>
          <text:p text:style-name="P19">Es más rápido que VirtualBox comparado en diferentes comparativas de Internet.</text:p>
        </text:list-item>
        <text:list-item>
          <text:p text:style-name="P19">Después de probar con ambos, sufría menos cuelgues al ejecutar programas de gran uso gráfico.</text:p>
        </text:list-item>
        <text:list-item>
          <text:p text:style-name="P19">Hemos elegido VMWare porque funciona mucho más rápido y sufre menos cuelgues, aunque inicialmente empezamos con VirtualBox por ser la más conocida por lo aprendido en clase.</text:p>
        </text:list-item>
      </text:list>
      <text:p text:style-name="P2">Desventajas:</text:p>
      <text:list xml:id="list646316724997733821" text:style-name="L14">
        <text:list-item>
          <text:p text:style-name="P20">La principal desventaja es que se trata de una versión gratuita, y cuenta con una serie de restricciones (como no poder cambiar el numero de procesadores a una maquina creada).<text:bibliography-mark text:identifier="vmware" text:bibliography-type="custom1" text:author="colaboradores de Wikipedia" text:publisher="Wikipedia, La enciclopedia libre" text:title="VMWare" text:year="4 de Febrero del 2017, 12:08 UTC" text:url="https://es.wikipedia.org/wiki/VMware">[vmware]</text:bibliography-mark></text:p>
        </text:list-item>
      </text:list>
      <text:p text:style-name="UBUcuerpoTrabajo">Podemos acceder a el a través del siguiente enlace: <text:a xlink:type="simple" xlink:href="http://www.vmware.com/" text:style-name="Internet_20_link" text:visited-style-name="Visited_20_Internet_20_Link">http://www.vmware.com/</text:a></text:p>
      <text:h text:style-name="Heading_20_3" text:outline-level="3"><text:soft-page-break/>Simulador Gráfico</text:h>
      <text:h text:style-name="Heading_20_3" text:outline-level="3">Gazebo</text:h>
      <text:p text:style-name="UBUcuerpoTrabajo">Es un simulador de múltiples robots para espacios abiertos, es capaz de simular conjuntos de robots, sensores y objetos, pero en un mundo tridimensional. Además reproduce de forma bastante real la reacción de sensores y la interacción entre dispositivos. Tienen modelos ya diseñados de robots y sensores con los que realizar las simulaciones.</text:p>
      <text:p text:style-name="P2">Ventajas:</text:p>
      <text:list xml:id="list7900841219579775141" text:style-name="L15">
        <text:list-item>
          <text:p text:style-name="P21">Las conexiones entre los distintos dispositivos se realiza a través de direcciones</text:p>
        </text:list-item>
        <text:list-item>
          <text:p text:style-name="P21">IP asignándole un puerto a cada uno, de este modo se puede enviar señales a cada robot</text:p>
        </text:list-item>
        <text:list-item>
          <text:p text:style-name="P21">individualmente. </text:p>
        </text:list-item>
        <text:list-item>
          <text:p text:style-name="P21">Es un programa gratuito.</text:p>
        </text:list-item>
        <text:list-item>
          <text:p text:style-name="P21">Es el propuesto por el tutor, por eso lo cogemos.</text:p>
        </text:list-item>
      </text:list>
      <text:p text:style-name="P2">Desventajas:</text:p>
      <text:list xml:id="list8667431342987524896" text:style-name="L16">
        <text:list-item>
          <text:p text:style-name="P22">No funciona correctamente en Windows.</text:p>
        </text:list-item>
      </text:list>
      <text:p text:style-name="UBUcuerpoTrabajo"><text:span text:style-name="T5">Podemos acceder a el a través del siguiente enlace: </text:span><text:a xlink:type="simple" xlink:href="http://gazebosim.org/" text:style-name="Internet_20_link" text:visited-style-name="Visited_20_Internet_20_Link"><text:span text:style-name="T5">http://gazebosim.org/</text:span></text:a></text:p>
      <text:h text:style-name="Heading_20_3" text:outline-level="3">Roboworks</text:h>
      <text:p text:style-name="UBUcuerpoTrabajo">Es un simulador de la empresa Newtonium ,que se basa en la idea de la simulación tridimensional, y en proporcionar una interfaz3D a LabView, Matlab, y Visual Basic. Los modelos se generan gráficamente, y se controla su simulación por medio de archivos de datos, con el teclado, con la interfaz con LabView, Matlab o Visual Basic; o con Robotalk (software que nos permite, remotamente y desde cualquier terminal con TCP/IP, controlar la simulación.</text:p>
      <text:p text:style-name="P2">Ventajas:</text:p>
      <text:list xml:id="list3955344421827875863" text:style-name="L17">
        <text:list-item>
          <text:p text:style-name="P23">Fácil utilización lo que constituye una de sus grandes bazas.</text:p>
        </text:list-item>
        <text:list-item>
          <text:p text:style-name="P23">Dispone de un completo tutorial en español.</text:p>
        </text:list-item>
      </text:list>
      <text:p text:style-name="P2">Desventajas:</text:p>
      <text:list xml:id="list5135217741501930699" text:style-name="L18">
        <text:list-item>
          <text:p text:style-name="P24">Solo disponible para Windows 95/98/NT/2000.</text:p>
        </text:list-item>
        <text:list-item>
          <text:p text:style-name="P24">Su precio es de 540€.</text:p>
        </text:list-item>
      </text:list>
      <text:p text:style-name="UBUcuerpoTrabajo"><text:span text:style-name="T5">Podemos acceder a el a través del siguiente enlace: </text:span><text:a xlink:type="simple" xlink:href="http://www.newtonium.com/" text:style-name="Internet_20_link" text:visited-style-name="Visited_20_Internet_20_Link"><text:span text:style-name="T5">http://www.newtonium.com/</text:span></text:a></text:p>
      <text:h text:style-name="Heading_20_3" text:outline-level="3">Webots</text:h>
      <text:p text:style-name="UBUcuerpoTrabajo">Simulador de la empresa Cyberbotics, es <text:s/>permite la simulación de numerosos tipos de robots, incluidos robots definidos por el usuario. Incluye completas librerías con todo tipo de actuadores y sensores. Permite la programación del robot mediante C, C++ y Java. </text:p>
      <text:p text:style-name="UBUcuerpoTrabajo">Su precio varía según la licencia adquirida [3]: desde los 320 euros de la versión de educación, hasta los 3500 euros de la versión profesional. La diferencia entre ellos es que el primero carece de las siguientes características:</text:p>
      <text:p text:style-name="P2">Ventajas</text:p>
      <text:list xml:id="list5723996815912303198" text:style-name="L19">
        <text:list-item>
          <text:p text:style-name="P25">Utiliza las librerías Open Dynamics Engine (ODE, que son de código abierto) </text:p>
        </text:list-item>
        <text:list-item>
          <text:p text:style-name="P25">para las simulaciones físicas, por lo que podremos modificarlas a nuestro gusto.</text:p>
        </text:list-item>
        <text:list-item>
          <text:p text:style-name="P25"><text:soft-page-break/>Permite guardar las simulaciones en formato de vídeo AVI o MPEG.</text:p>
        </text:list-item>
        <text:list-item>
          <text:p text:style-name="P25">Incluye ejemplos </text:p>
        </text:list-item>
        <text:list-item>
          <text:p text:style-name="P25">Disponible para los sistemas operativos Linux, Windows, y Mac OS X.</text:p>
        </text:list-item>
      </text:list>
      <text:p text:style-name="P2">Desventajas</text:p>
      <text:list xml:id="list5752503147817719147" text:style-name="L20">
        <text:list-item>
          <text:p text:style-name="P26">Su elevado precio desde los 320 euros de la versión de educación(versión reducida), hasta los 3450 euros de la versión profesional.<text:bibliography-mark text:identifier="Simulador" text:bibliography-type="manual" text:author="Elena Rodrigo López Javier Puertas Torres Diego López García Ramón García OlivaresFrancisco Javier Fernández Oscar Yago Corral Guillermo Asín PrietoEsther Samper Domeque" text:publisher="Wikipedia, La enciclopedia libre" text:title="Simuladores en robótica" text:year="3 de mayo del 2017, 16:08 UTC" text:url="www.roboticaeducativa.org/mod/resource/view.php?id=2040">[Simulador]</text:bibliography-mark></text:p>
        </text:list-item>
      </text:list>
      <text:p text:style-name="UBUcuerpoTrabajo"><text:span text:style-name="T5">Podemos acceder a el a través del siguiente enlace: </text:span><text:a xlink:type="simple" xlink:href="https://www.cyberbotics.com/" text:style-name="Internet_20_link" text:visited-style-name="Visited_20_Internet_20_Link"><text:span text:style-name="T5">https://www.cyberbotics.com/</text:span></text:a></text:p>
      <text:p text:style-name="UBUcuerpoTrabajo">Comparativa de los 3:</text:p>
      <table:table table:name="Tabla1" table:style-name="Tabla1">
        <table:table-column table:style-name="Tabla1.A" table:number-columns-repeated="5"/>
        <table:table-column table:style-name="Tabla1.F"/>
        <table:table-row>
          <table:table-cell table:style-name="Tabla1.A1" office:value-type="string">
            <text:p text:style-name="P4"/>
          </table:table-cell>
          <table:table-cell table:style-name="Tabla1.A1" office:value-type="string">
            <text:p text:style-name="P4">Coste licencia</text:p>
          </table:table-cell>
          <table:table-cell table:style-name="Tabla1.A1" office:value-type="string">
            <text:p text:style-name="P4">Robots integrados</text:p>
          </table:table-cell>
          <table:table-cell table:style-name="Tabla1.A1" office:value-type="string">
            <text:p text:style-name="P4">Entorno editable</text:p>
          </table:table-cell>
          <table:table-cell table:style-name="Tabla1.A1" office:value-type="string">
            <text:p text:style-name="P4">Diseñar propios robots</text:p>
          </table:table-cell>
          <table:table-cell table:style-name="Tabla1.F1" office:value-type="string">
            <text:p text:style-name="P4">Lenguajes</text:p>
          </table:table-cell>
        </table:table-row>
        <table:table-row>
          <table:table-cell table:style-name="Tabla1.A2" office:value-type="string">
            <text:p text:style-name="P4">Gazebo</text:p>
          </table:table-cell>
          <table:table-cell table:style-name="Tabla1.A2" office:value-type="string">
            <text:p text:style-name="P4">Gratuito</text:p>
          </table:table-cell>
          <table:table-cell table:style-name="Tabla1.A2" office:value-type="string">
            <text:p text:style-name="P4">Si</text:p>
          </table:table-cell>
          <table:table-cell table:style-name="Tabla1.A2" office:value-type="string">
            <text:p text:style-name="P4">Si</text:p>
          </table:table-cell>
          <table:table-cell table:style-name="Tabla1.A2" office:value-type="string">
            <text:p text:style-name="P4">Si</text:p>
          </table:table-cell>
          <table:table-cell table:style-name="Tabla1.F2" office:value-type="string">
            <text:p text:style-name="P4">C, C++</text:p>
          </table:table-cell>
        </table:table-row>
        <table:table-row>
          <table:table-cell table:style-name="Tabla1.A2" office:value-type="string">
            <text:p text:style-name="P4">Roboworks</text:p>
          </table:table-cell>
          <table:table-cell table:style-name="Tabla1.A2" office:value-type="string">
            <text:p text:style-name="P4">540€</text:p>
          </table:table-cell>
          <table:table-cell table:style-name="Tabla1.A2" office:value-type="string">
            <text:p text:style-name="P4">Si</text:p>
          </table:table-cell>
          <table:table-cell table:style-name="Tabla1.A2" office:value-type="string">
            <text:p text:style-name="P4">No</text:p>
          </table:table-cell>
          <table:table-cell table:style-name="Tabla1.A2" office:value-type="string">
            <text:p text:style-name="P4">Si</text:p>
          </table:table-cell>
          <table:table-cell table:style-name="Tabla1.F2" office:value-type="string">
            <text:p text:style-name="P4">LavView, Matlab, VB</text:p>
          </table:table-cell>
        </table:table-row>
        <table:table-row>
          <table:table-cell table:style-name="Tabla1.A2" office:value-type="string">
            <text:p text:style-name="P4">Webots</text:p>
          </table:table-cell>
          <table:table-cell table:style-name="Tabla1.A2" office:value-type="string">
            <text:p text:style-name="P4">3500€(versión pro)</text:p>
          </table:table-cell>
          <table:table-cell table:style-name="Tabla1.A2" office:value-type="string">
            <text:p text:style-name="P4">Si</text:p>
          </table:table-cell>
          <table:table-cell table:style-name="Tabla1.A2" office:value-type="string">
            <text:p text:style-name="P4">Si</text:p>
          </table:table-cell>
          <table:table-cell table:style-name="Tabla1.A2" office:value-type="string">
            <text:p text:style-name="P4">Si</text:p>
          </table:table-cell>
          <table:table-cell table:style-name="Tabla1.F2" office:value-type="string">
            <text:p text:style-name="P4">C, C++ C#, VB#, J#</text:p>
          </table:table-cell>
        </table:table-row>
      </table:table>
      <text:p text:style-name="Table">Tabla <text:sequence text:ref-name="refTable0" text:name="Table" text:formula="ooow:Table+1" style:num-format="1">1</text:sequence>: Comparativa simuladores</text:p>
      <text:h text:style-name="Heading_20_2" text:outline-level="2">IDE</text:h>
      <text:p text:style-name="UBUcuerpoTrabajo">Un IDE es una aplicación informática para poder desarrollar código y ejecutarlo. Facilita la navegabilidad por los paquetes y puedes hacer ejecuciones controladas de partes del código con puntos de rotura, donde mostrar los valores temporales de las variables<text:span text:style-name="T4">(debugs). Estos s</text:span>on muy eficaces ,porque es mas sencillo corregir los fallos .</text:p>
      <text:p text:style-name="UBUcuerpoTrabajo">Se compone, normalmente, de un editor de código fuente y un depurador.</text:p>
      <text:p text:style-name="UBUcuerpoTrabajo">Una de las ventajas del IDE es que tiene también autocompletado, compilador, indentador de código e interprete.<text:bibliography-mark text:identifier="Ide" text:bibliography-type="www" text:author="Alida Vergara" text:publisher="Facilcloud" text:title="Netbeans vs Eclipse ¿Cuál elegir?" text:year="13 de marzo del 2017, 12:17 UTC" text:url="https://www.facilcloud.com/noticias/netbeans-o-eclipse-cual-elegir/">[Ide]</text:bibliography-mark></text:p>
      <text:h text:style-name="Heading_20_3" text:outline-level="3">Eclipse</text:h>
      <text:p text:style-name="UBUcuerpoTrabajo">Es una aplicación software con muchos plugins y herramientas para el desarrollo de software, esta basado en Java para su ejecución e instalación y para ello es necesario tener Java instalado.</text:p>
      <text:p text:style-name="UBUcuerpoTrabajo">Fue desarrollado por IBM en un principio, pero ahora esta desarrollado por la Fundación Eclipse, una fundación independiente y sin animo de lucro.</text:p>
      <text:p text:style-name="P2">Ventajas</text:p>
      <text:list xml:id="list4313656799745479608" text:style-name="L21">
        <text:list-item>
          <text:p text:style-name="P27">Identificar el código y editarlo con mayor facilidad</text:p>
        </text:list-item>
        <text:list-item>
          <text:p text:style-name="P27">Unificar todo el ciclo de desarrollo en una herramienta.</text:p>
        </text:list-item>
        <text:list-item>
          <text:p text:style-name="P27">Soporta múltiples lenguajes</text:p>
        </text:list-item>
        <text:list-item>
          <text:p text:style-name="P27">Lo hemos usado en múltiples asignaturas durante la carrera.</text:p>
        </text:list-item>
        <text:list-item>
          <text:p text:style-name="P27">Es gratuito por lo que podemos descargarlo sin problemas.</text:p>
        </text:list-item>
      </text:list>
      <text:p text:style-name="UBUcuerpoTrabajo"/>
      <text:p text:style-name="P2">Desventajas</text:p>
      <text:list xml:id="list431111658223029283" text:style-name="L22">
        <text:list-item>
          <text:p text:style-name="P28">En ocasiones da errores inexistentes y hay que reiniciar el equipo</text:p>
        </text:list-item>
      </text:list>
      <text:p text:style-name="UBUcuerpoTrabajo"><text:soft-page-break/><text:span text:style-name="T5">Podemos acceder a la pagina a través del siguiente enlace: </text:span><text:a xlink:type="simple" xlink:href="https://eclipse.org/home/index.php" text:style-name="Internet_20_link" text:visited-style-name="Visited_20_Internet_20_Link"><text:span text:style-name="T6">https://eclipse.org/home/index.php</text:span></text:a></text:p>
      <text:h text:style-name="Heading_20_2" text:outline-level="2">NetBeans</text:h>
      <text:p text:style-name="UBUcuerpoTrabajo">Es un entorno de desarrollo integrado libre, consta con una gran comunidad en todo el mundo. Esta aplicación permite desarrollar aplicaciones a partir de componentes software llamados módulos.</text:p>
      <text:p text:style-name="P2">Ventajas</text:p>
      <text:list xml:id="list3927297359417520811" text:style-name="L23">
        <text:list-item>
          <text:p text:style-name="P29">Es software libre, y gratuito sin restricciones de uso</text:p>
        </text:list-item>
        <text:list-item>
          <text:p text:style-name="P29">Funciona con menos fallos y más fluido que eclipse</text:p>
        </text:list-item>
      </text:list>
      <text:p text:style-name="P2">Desventajas</text:p>
      <text:list xml:id="list7113458102900326602" text:style-name="L24">
        <text:list-item>
          <text:p text:style-name="P30">Esta hecho principalmente para java</text:p>
        </text:list-item>
      </text:list>
      <text:p text:style-name="UBUcuerpoTrabajo"><text:span text:style-name="T5">Podemos encontrar la herramienta a través del siguiente enlace </text:span><text:a xlink:type="simple" xlink:href="https://netbeans.org/" text:style-name="Internet_20_link" text:visited-style-name="Visited_20_Internet_20_Link"><text:span text:style-name="T7">https://netbeans.org/</text:span></text:a></text:p>
      <text:h text:style-name="Heading_20_2" text:outline-level="2">Modelado</text:h>
      <text:p text:style-name="UBUcuerpoTrabajo">El modelado consiste en la creación de diagramas que nos explica las relaciones que van a tener los objetos entre ellos dentro de nuestra aplicación.</text:p>
      <text:p text:style-name="UBUcuerpoTrabajo">La finalidad de los diagramas es presentar diversas perspectivas de un sistema, a las cuales se les conoce como modelo. </text:p>
      <text:h text:style-name="Heading_20_3" text:outline-level="3">Astah</text:h>
      <text:p text:style-name="UBUcuerpoTrabajo">Es una herramienta de modelado UML para la creacion de diagramas orientados a objetos. Podríamos hacerlos dibujando pero es mas preciso y profesional usar una herramienta que esta pensado para ello. </text:p>
      <text:p text:style-name="P2">Ventajas</text:p>
      <text:list xml:id="list2914279716629578949" text:style-name="L25">
        <text:list-item>
          <text:p text:style-name="P31">Programa muy completo y sencillo de usar</text:p>
        </text:list-item>
        <text:list-item>
          <text:p text:style-name="P31">Fácil navegabilidad entre los diferentes diagramas</text:p>
        </text:list-item>
        <text:list-item>
          <text:p text:style-name="P31">Lo hemos usado en la carrera por lo que su uso es más sencillo</text:p>
        </text:list-item>
        <text:list-item>
          <text:p text:style-name="P31">Fáciles videotutoriales para aprender su manejo dentro de su pagina</text:p>
        </text:list-item>
        <text:list-item>
          <text:p text:style-name="P31">Hemos usado este programa por todas estas ventajas</text:p>
        </text:list-item>
      </text:list>
      <text:p text:style-name="P2">Desventajas</text:p>
      <text:list xml:id="list2650258762020468264" text:style-name="L26">
        <text:list-item>
          <text:p text:style-name="P32">Su mayor desventaja es que su licencia <text:s/>cuesta 1190$ para un año, o 2490$ de manera continua, para hasta 10 trabajadores, aunque cuenta con la versión estudiante que usaremos.<text:bibliography-mark text:identifier="astah" text:bibliography-type="custom1" text:author="colaboradores de Wikipedia" text:publisher="Wikipedia, La enciclopedia libre" text:title="Astah" text:year="30 de junio del 2017, 16:17 UTC" text:url="https://en.wikipedia.org/wiki/Astah*">[astah]</text:bibliography-mark></text:p>
        </text:list-item>
      </text:list>
      <text:p text:style-name="UBUcuerpoTrabajo">Podemos encontrar la herramienta a través del siguiente enlace <text:a xlink:type="simple" xlink:href="http://astah.net/" text:style-name="Internet_20_link" text:visited-style-name="Visited_20_Internet_20_Link"><text:span text:style-name="T3">http://astah.net/</text:span></text:a>.</text:p>
      <text:h text:style-name="Heading_20_3" text:outline-level="3">Dia</text:h>
      <text:p text:style-name="UBUcuerpoTrabajo">Es una aplicación informática para la creación de diagramas, desarrollada en el proyecto GNOME. El formato para leer y almacenar gráficos es XML. Puede producir salida en los formatos EPS, SVG y PNG.</text:p>
      <text:p text:style-name="P2">Ventajas</text:p>
      <text:list xml:id="list63526142543852626" text:style-name="L27">
        <text:list-item>
          <text:p text:style-name="P33"><text:soft-page-break/>Programa gratuito </text:p>
        </text:list-item>
        <text:list-item>
          <text:p text:style-name="P33">Tiene un fácil aprendizaje, y sencilla interfaz</text:p>
        </text:list-item>
        <text:list-item>
          <text:p text:style-name="P33">Tiene cabida en windows, linus y OS X.</text:p>
        </text:list-item>
      </text:list>
      <text:p text:style-name="P2">Desventajas</text:p>
      <text:list xml:id="list461330199402494910" text:style-name="L28">
        <text:list-item>
          <text:p text:style-name="P34">Programa más simple, y menos completo que el anterior</text:p>
        </text:list-item>
        <text:list-item>
          <text:p text:style-name="P34">No podemos realizar todos los tipos de diagramas</text:p>
        </text:list-item>
      </text:list>
      <text:p text:style-name="UBUcuerpoTrabajo"><text:span text:style-name="T5">Podemos acceder a la pagina atraves del siguiente enlace </text:span><text:a xlink:type="simple" xlink:href="http://dia-installer.de/index.html.es" text:style-name="Internet_20_link" text:visited-style-name="Visited_20_Internet_20_Link"><text:span text:style-name="T8">http://dia-installer.de/index.html.es</text:span></text:a></text:p>
      <text:h text:style-name="Heading_20_2" text:outline-level="2">Sistema Operativo para Robot</text:h>
      <text:h text:style-name="Heading_20_3" text:outline-level="3">ROS</text:h>
      <text:p text:style-name="UBUcuerpoTrabajo">ROS (Robot Operating System) es una plataforma de desarrollo open source (bajo la licencia BSD) para sistemas robóticos. Proporciona toda una serie de servicios y librerías que simplifican considerablemente la creación de aplicaciones complejas para robots. <text:s/>ROS se compone de un numero de nodos independientes, cada uno se comunica con el resto de nodos utilizando el modelo publicador/subscriptor.</text:p>
      <text:p text:style-name="P2">Ventajas</text:p>
      <text:list xml:id="list126352184474395311" text:style-name="L30">
        <text:list-item>
          <text:p text:style-name="P36">Permite reutilizar código</text:p>
        </text:list-item>
        <text:list-item>
          <text:p text:style-name="P36">Sus amplias librerías agilizan el trabajo</text:p>
        </text:list-item>
        <text:list-item>
          <text:p text:style-name="P36">Paso de mensaje entre procesos</text:p>
        </text:list-item>
        <text:list-item>
          <text:p text:style-name="P36">Elegimos esta opción puesto que es la más extendida, la más conocida, y es de código abierto</text:p>
        </text:list-item>
      </text:list>
      <text:p text:style-name="P2">Desventajas</text:p>
      <text:list xml:id="list1739035661269204846" text:style-name="L29">
        <text:list-item>
          <text:p text:style-name="P35">Curva de aprendizaje es muy lenta</text:p>
        </text:list-item>
        <text:list-item>
          <text:p text:style-name="P35">Solo disponible para Linux</text:p>
        </text:list-item>
      </text:list>
      <text:p text:style-name="UBUcuerpoTrabajo">Podemos acceder a la pagina a traves del siguiente enlace <text:a xlink:type="simple" xlink:href="http://www.ros.org/" text:style-name="Internet_20_link" text:visited-style-name="Visited_20_Internet_20_Link">http://www.ros.org/</text:a></text:p>
      <text:p text:style-name="UBUcuerpoTrabajo"/>
      <text:h text:style-name="Heading_20_3" text:outline-level="3">Microsoft Robotics Developer Studio 4 </text:h>
      <text:p text:style-name="UBUcuerpoTrabajo">Es un entorno de programación basada en .NET libremente disponible para la creación de aplicaciones de robótica. Puede ser utilizado tanto por desarrolladores profesionales y no profesionales. Puede soportar una amplia gama de plataformas robóticas, ya sea corriendo directamente sobre la plataforma (si tiene un PC integrado con Windows) o controlar el robot desde un PC con Windows a través de un canal de comunicación, tales como Wi-Fi o Bluetooth.<text:bibliography-mark text:identifier="robotics developer" text:bibliography-type="www" text:author="Microsoft" text:publisher="Microsoft" text:title="Microsoft Robotics Developer Studio" text:year="17 de marzo del 2017, 12:17 UTC" text:url="https://www.microsoft.com/en-us/download/details.aspx?id=29081">[robotics developer]</text:bibliography-mark></text:p>
      <text:p text:style-name="P2">Ventajas</text:p>
      <text:list xml:id="list584682792101377155" text:style-name="L31">
        <text:list-item>
          <text:p text:style-name="P37">Contiene una extensa documentación y una amplia serie de muestras y tutoriales </text:p>
        </text:list-item>
        <text:list-item>
          <text:p text:style-name="P37">Gran numero de robots compatibles</text:p>
        </text:list-item>
      </text:list>
      <text:p text:style-name="P2">Desventajas</text:p>
      <text:list xml:id="list2463601426602965934" text:style-name="L32">
        <text:list-item>
          <text:p text:style-name="P38">Solo disponible para Windows</text:p>
        </text:list-item>
        <text:list-item>
          <text:p text:style-name="P38"><text:soft-page-break/>Curva de aprendizaje es muy lenta</text:p>
        </text:list-item>
      </text:list>
      <text:p text:style-name="UBUcuerpoTrabajo">Podemos encontrar la herramienta a traves del siguiente enlace </text:p>
      <text:h text:style-name="Heading_20_2" text:outline-level="2">C++</text:h>
      <text:p text:style-name="UBUcuerpoTrabajo">C++ es un lenguaje de programación diseñado para extender al lenguaje de programación C mecanismos que permiten la manipulación de objetos. En ese sentido, desde el punto de vista de los lenguajes orientados a objetos, el C++ es un lenguaje híbrido. Usaremos este lenguaje porque es el que interpreta el sistema operativo ROS.<text:bibliography-mark text:identifier="C++" text:bibliography-type="custom1" text:author="colaboradores de Wikipedia" text:publisher="Wikipedia, La enciclopedia libre" text:title="C++" text:year="22 de abril del 2017, 12:23 UTC">[C++]</text:bibliography-mark></text:p>
      <text:h text:style-name="Heading_20_2" text:outline-level="2">Editor de texto</text:h>
      <text:p text:style-name="UBUcuerpoTrabajo">Un editor de texto que nos facilite el trabajo con el código.</text:p>
      <text:h text:style-name="Heading_20_3" text:outline-level="3">Notepad</text:h>
      <text:p text:style-name="UBUcuerpoTrabajo">Esta herramienta simula un editor que nos colorea el código para su mejor interpretación.</text:p>
      <text:p text:style-name="UBUcuerpoTrabajo">Tiene una instalación sencilla en ubuntu, y para ejecutarlo simplemente debemos escribir en una terminal, notebook, y nos abrirá el editor de texto.</text:p>
      <text:p text:style-name="UBUcuerpoTrabajo">Para mas información podemos acceder a la pagina desde este enlace <text:a xlink:type="simple" xlink:href="https://notepad-plus-plus.org/" text:style-name="Internet_20_link" text:visited-style-name="Visited_20_Internet_20_Link">https://notepad-plus-plus.org/</text:a></text:p>
      <text:h text:style-name="Heading_20_2" text:outline-level="2">TortoiseSVN</text:h>
      <text:p text:style-name="UBUcuerpoTrabajo">TortoiseSVN es un software de control de versiones muy fácil de usar. Se basa en Apache Subversion (SVN). Proporciona una interfaz de usuario agradable y fácil para Subversión. Esta herramienta es libre y no tiene ningún tipo de restricción. Nos permite la sincronización de archivos y directorios y ha sido utilizada para mantener actualizado el repositorio donde se almacenaba el avance que se iba realizando en el proyecto. </text:p>
      <text:h text:style-name="Heading_20_2" text:outline-level="2">Herramienta de escritura</text:h>
      <text:h text:style-name="Heading_20_3" text:outline-level="3">OpenOffice Writer</text:h>
      <text:p text:style-name="UBUcuerpoTrabajo">Writer <text:s/>es el procesador de texto del paquete de herramientas de ofimática propiedad de Apache, denominado OpenOffice. <text:s/>Nos hemos decantado por esta por que la plantilla del proyecto venia en este formato, y sabemos usar el programa.</text:p>
      <text:p text:style-name="P2">Ventajas</text:p>
      <text:list xml:id="list3458918321549944861" text:style-name="L33">
        <text:list-item>
          <text:p text:style-name="P39">Tiene la ventaja de que su descarga es gratuita. </text:p>
        </text:list-item>
        <text:list-item>
          <text:p text:style-name="P39">Existe una plantilla del proyecto adaptada en el formato propio de Writer (odt). </text:p>
        </text:list-item>
        <text:list-item>
          <text:p text:style-name="P39">Hemos aprendido a usar está herramienta en primero de carrera.</text:p>
        </text:list-item>
      </text:list>
      <text:p text:style-name="P2">Desventajas</text:p>
      <text:list xml:id="list1374011701385316819" text:style-name="L34">
        <text:list-item>
          <text:p text:style-name="P40">No disponer de un plugin de Mendeley de forma fácil y accesible, para la bibliografía.</text:p>
        </text:list-item>
      </text:list>
      <text:h text:style-name="Heading_20_3" text:outline-level="3">Microsoft Word</text:h>
      <text:p text:style-name="UBUcuerpoTrabajo">Se trata del procesador de textos del paquete de herramientas ofimáticas de Microsoft,</text:p>
      <text:p text:style-name="P3"><text:soft-page-break/><text:s/>Microsoft Office. Es el más extendido en el mundo, y el a mi modo de ver más fácil de manejar.</text:p>
      <text:p text:style-name="P2">Ventajas</text:p>
      <text:list xml:id="list283511647192389330" text:style-name="L35">
        <text:list-item>
          <text:p text:style-name="P41">En este caso el software es de pago, pero se dispone de una licencia de Office 365 por ser alumno de la Universidad de Burgos. </text:p>
        </text:list-item>
        <text:list-item>
          <text:p text:style-name="P41">Sabemos manejarlo.</text:p>
        </text:list-item>
      </text:list>
      <text:p text:style-name="P2">Desventajas</text:p>
      <text:list xml:id="list4006478034289287553" text:style-name="L36">
        <text:list-item>
          <text:p text:style-name="P42">No disponer de una plantilla del proyecto propia para su formato.</text:p>
        </text:list-item>
      </text:list>
      <text:p text:style-name="P1"/>
      <text:h text:style-name="Heading_20_3" text:outline-level="3">LaTeX</text:h>
      <text:p text:style-name="UBUcuerpoTrabajo">LaTeX es una alternativa de editor de texto bastante diferente a las opciones anteriores. Está basado en la inclusión de etiquetas en el texto que definen sus características. Este tipo de orientación ofrece una mayor libertad en el desarrollo de un documento si se aprende a usar de forma correcta.</text:p>
      <text:p text:style-name="P2">Ventajas</text:p>
      <text:list xml:id="list867977504783788098" text:style-name="L37">
        <text:list-item>
          <text:p text:style-name="P43">Dispone de una plantilla para el proyecto en formato propio. </text:p>
        </text:list-item>
        <text:list-item>
          <text:p text:style-name="P43">Ofrece una potencia mayor, y un mejor acabado de la memoria</text:p>
        </text:list-item>
      </text:list>
      <text:p text:style-name="P2">Desventajas</text:p>
      <text:list xml:id="list2654919201560013394" text:style-name="L38">
        <text:list-item>
          <text:p text:style-name="P44">Deberíamos aprender a utilizarlo, por lo que usaremos Writter que ya sabemos trabajar con ello.</text:p>
        </text:list-item>
      </text:list>
      <text:h text:style-name="Heading_20_2" text:outline-level="2">Herramienta para la gestión del curso</text:h>
      <text:p text:style-name="UBUcuerpoTrabajo">Describiremos las dos principales herramientas para crear un curso virtual.</text:p>
      <text:h text:style-name="Heading_20_3" text:outline-level="3">Moddle</text:h>
      <text:p text:style-name="UBUcuerpoTrabajo">Moodle es la más utilizada en enseñanza en todo el mundo: en institutos, colegios, escuelas de negocios, universidades, etc. Lo bueno de Moodle es que la puedes instalar desde tu propio hosting con un solo clic.</text:p>
      <text:p text:style-name="P2">Ventajas:</text:p>
      <text:list xml:id="list2092315733234527885" text:style-name="L39">
        <text:list-item>
          <text:p text:style-name="P45">Es gratuita</text:p>
        </text:list-item>
        <text:list-item>
          <text:p text:style-name="P45">Puedes elegir tu plantilla personalizada</text:p>
        </text:list-item>
        <text:list-item>
          <text:p text:style-name="P45">Hemos elegido esta por que es la más usada</text:p>
        </text:list-item>
      </text:list>
      <text:p text:style-name="P2">Desventajas:</text:p>
      <text:list xml:id="list7862215313404957080" text:style-name="L40">
        <text:list-item>
          <text:p text:style-name="P46">La versión gratuita tiene mucha publicidad</text:p>
        </text:list-item>
      </text:list>
      <text:h text:style-name="Heading_20_3" text:outline-level="3">Efront</text:h>
      <text:p text:style-name="UBUcuerpoTrabajo">Efront es mucho más nuevo y es una opción más avanzada orientada a usuarios un poco más exigentes que buscan un sistema diferente a Moodle. De él destacaría las estadísticas que tiene del progreso de los alumnos y que es un sistema donde el proceso de enseñanza está mucho más controlado.<text:bibliography-mark text:identifier="herramienta gestion" text:bibliography-type="www" text:author="Javier Prieto Pariente" text:publisher="scribd" text:title=" Autor: Javier Prieto Pariente (Junio de 2009)ESTUDIO COMPARATIVO ENTRE PLATAFORMAS DE APRENDIZAJE E-LEARNING" text:year="20 June 2017 12:27UTC" text:url="https://es.scribd.com/doc/34158569/Comparacion-entre-distintas-plataformas-e-learning-Moodle-Dokeos-Caroline-ATutor-y-EFront">[herramienta gestion]</text:bibliography-mark></text:p>
      <text:p text:style-name="P2">Ventajas:</text:p>
      <text:list xml:id="list6260391870269542265" text:style-name="L41">
        <text:list-item>
          <text:p text:style-name="P47"><text:soft-page-break/>Funcionamiento es muy sencillo e intuitivo</text:p>
        </text:list-item>
        <text:list-item>
          <text:p text:style-name="P47">Optimizado solo con herramientas necesarias</text:p>
        </text:list-item>
      </text:list>
      <text:p text:style-name="P2">Desventajas:</text:p>
      <text:list xml:id="list2995265073818125080" text:style-name="L42">
        <text:list-item>
          <text:p text:style-name="P48">Éste es más complejo de instalar y configurar que Moddle</text:p>
        </text:list-item>
      </text:list>
      <text:h text:style-name="Heading_20_2" text:outline-level="2">Editor de presentaciones</text:h>
      <text:h text:style-name="Heading_20_3" text:outline-level="3">PowerPoint</text:h>
      <text:p text:style-name="UBUcuerpoTrabajo">Es un programa de presentación desarrollado por la empresa Microsoft para sistemas operativos Windows y Mac OS. Es un programa diseñado para hacer presentaciones con texto esquematizado, así como presentaciones en diapositivas, animaciones de texto e imágenes prediseñadas o importadas desde imágenes de la computadora. Se le pueden aplicar distintos diseños de fuente, plantilla y animación. Este tipo de presentaciones suelen ser más prácticas que las de Microsoft Word.</text:p>
      <text:p text:style-name="P2">Ventajas:</text:p>
      <text:list xml:id="list3675073771831605644" text:style-name="L43">
        <text:list-item>
          <text:p text:style-name="P49">Herramienta más usadas para presentaciones con diapositivas</text:p>
        </text:list-item>
        <text:list-item>
          <text:p text:style-name="P49">Funcionamiento sencillo e intuitivo</text:p>
        </text:list-item>
        <text:list-item>
          <text:p text:style-name="P49">Sabemos usar la herramienta</text:p>
        </text:list-item>
      </text:list>
      <text:p text:style-name="P2">Desventajas:</text:p>
      <text:list xml:id="list6318329369799442922" text:style-name="L44">
        <text:list-item>
          <text:p text:style-name="P50">Es una herramienta de pago que viene dentro del paquete de Office</text:p>
        </text:list-item>
      </text:list>
      <text:h text:style-name="Heading_20_2" text:outline-level="2">Grabador de vídeo</text:h>
      <text:h text:style-name="Heading_20_3" text:outline-level="3">Presentation Tube</text:h>
      <text:p text:style-name="UBUcuerpoTrabajo">Programa que permite grabar la pantalla de nuestro ordenador a tiempo real mientras podemos interactuar con el ratón diferentes opciones. Grabará también si lo deseamos el audio que introduzcamos por un micrófono.</text:p>
      <text:p text:style-name="P2">Ventajas:</text:p>
      <text:list xml:id="list8194417445843260627" text:style-name="L45">
        <text:list-item>
          <text:p text:style-name="P51">Muy sencillo de usar</text:p>
        </text:list-item>
        <text:list-item>
          <text:p text:style-name="P51">Es gratuito</text:p>
        </text:list-item>
      </text:list>
      <text:p text:style-name="P2">Desventajas:</text:p>
      <text:list xml:id="list6989291863129983554" text:style-name="L46">
        <text:list-item>
          <text:p text:style-name="P52">Solo exporta la versión gratuita en .asf y nos da error al reproducir</text:p>
        </text:list-item>
      </text:list>
      <text:h text:style-name="Heading_20_3" text:outline-level="3">Moravi PTT converter</text:h>
      <text:p text:style-name="UBUcuerpoTrabajo">Software ideal para transformar presentaciones de PowerPoint en archivos de vídeo. Con este programa, podrá pasar fácilmente una presentación a MP4, AVI, WMV, MOV o cualquier otro formato de vídeo popular. También puede agregar voz o música a su presentación, optimizarla para un dispositivo móvil o prepararla para compartirla en línea.</text:p>
      <text:p text:style-name="P2">Ventajas: </text:p>
      <text:list xml:id="list3732493361911248438" text:style-name="L47">
        <text:list-item>
          <text:p text:style-name="P53">Nos permite exportar a cualquier tipo de archivo</text:p>
        </text:list-item>
        <text:list-item>
          <text:p text:style-name="P53">Hemos seleccionado este porque el otro no funcionaba correctamente</text:p>
        </text:list-item>
      </text:list>
      <text:p text:style-name="P2"><text:soft-page-break/>Desventajas:</text:p>
      <text:list xml:id="list6852285830801006738" text:style-name="L48">
        <text:list-item>
          <text:p text:style-name="P54">Es un programa de pago (22,95€), tiene una versión gratuita por 30 dí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CMTT10" svg:font-family="CMTT10"/>
    <style:font-face style:name="LASY10" svg:font-family="LASY10"/>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master-page-name="">
      <style:paragraph-properties fo:margin-left="0cm" fo:margin-right="0cm" fo:margin-top="0cm" fo:margin-bottom="0.199cm" fo:text-indent="0.499cm" style:auto-text-indent="false" style:page-number="auto"/>
      <style:text-properties style:font-name="Liberation Serif1" style:font-size-asian="10.5pt"/>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style:tab-stops/>
      </style:paragraph-propertie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40</text:editing-cycles> <text:title/><text:modification-date style:data-style-name="N103">01/jul/17</text:modification-date><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7-07-01T12:17:52.23</dc:date>
    <dc:creator>Carmelo Basconcillos Reyero</dc:creator>
    <meta:editing-duration>P5DT15H51S</meta:editing-duration>
    <meta:editing-cycles>40</meta:editing-cycles>
    <meta:document-statistic meta:table-count="1" meta:image-count="0" meta:object-count="0" meta:page-count="11" meta:paragraph-count="271" meta:word-count="2981" meta:character-count="19235"/>
  </office:meta>
</office:document-meta>
</file>